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ICERA TORRES, MARIANO AL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446270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1682409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ICERA TORRES, MARIANO AL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44627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4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3/08/2021</text:p>
          </table:table-cell>
          <table:table-cell table:style-name="Tabla2.A2" office:value-type="string">
            <text:p text:style-name="P9">182606</text:p>
          </table:table-cell>
          <table:table-cell table:style-name="Tabla2.A2" office:value-type="string">
            <text:p text:style-name="P9">24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ERIC GONZALE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COLOCAR CINTAS ENGOMADAS A SUS CAJAS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22:58:3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